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94f0" officeooo:paragraph-rsid="001f94f0"/>
    </style:style>
    <style:style style:name="T1" style:family="text">
      <style:text-properties officeooo:rsid="001f94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So since html already handles everything we care about, we should be able to leverage that into a full blown working system</text:p>
      <text:p text:style-name="Standard"/>
      <text:p text:style-name="Standard">We are removing the client from node cuz its just easier to debug this way for one and since we do want a truly seperate DB</text:p>
      <text:p text:style-name="Standard">well we'll be having a client which already IS node anyway</text:p>
      <text:p text:style-name="Standard"/>
      <text:p text:style-name="Standard">...<text:span text:style-name="T1">I dont know if we want to just let HTML handle everything (meaning we save it entirely as html) or whether we want to add our own language to things to make it easier for us to reformat/store/manage</text:span></text:p>
      <text:p text:style-name="Standard"/>
      <text:p text:style-name="P1">especially where things like tables and tables-within-tables are handled</text:p>
      <text:p text:style-name="P1"/>
      <text:p text:style-name="P1">I suppose the best tactic is to create a supersimple editor and just expand upon it as we need, potentially completely rewriting whole sections if we must *shrug*</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6in" fo:page-height="16in" style:num-format="1" style:print-orientation="portrait"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8T16:54:19.926099424</meta:creation-date>
    <meta:generator>LibreOffice/24.2.7.2$Linux_X86_64 LibreOffice_project/420$Build-2</meta:generator>
    <dc:date>2025-03-28T16:59:28.056682265</dc:date>
    <meta:editing-duration>PT5M8S</meta:editing-duration>
    <meta:editing-cycles>2</meta:editing-cycles>
    <meta:document-statistic meta:table-count="0" meta:image-count="0" meta:object-count="0" meta:page-count="1" meta:paragraph-count="6" meta:word-count="134" meta:character-count="739" meta:non-whitespace-character-count="611"/>
  </office:meta>
</office:document-meta>
</file>